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5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family="Helvetica" style:font-family-generic="swiss" style:font-pitch="variable" fo:font-size="130pt" style:font-size-asian="130pt" style:font-size-complex="13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Arial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text-properties fo:color="#000000" fo:font-family="Helvetica" style:font-family-generic="swiss" style:font-pitch="variable" fo:font-size="140pt" fo:font-weight="bold" style:font-size-asian="140pt" style:font-weight-asian="bold" style:font-size-complex="140pt" style:font-weight-complex="bold"/>
    </style:style>
    <style:style style:name="P5" style:family="paragraph">
      <style:text-properties fo:color="#000000" fo:font-family="Helvetica" style:font-family-generic="swiss" style:font-pitch="variable" fo:font-size="140pt" fo:font-style="italic" fo:font-weight="bold" style:font-size-asian="140pt" style:font-style-asian="italic" style:font-weight-asian="bold" style:font-size-complex="140pt" style:font-style-complex="italic" style:font-weight-complex="bold"/>
    </style:style>
    <style:style style:name="T1" style:family="text">
      <style:text-properties fo:color="#000000" fo:font-family="Helvetica" style:font-family-generic="swiss" style:font-pitch="variable" fo:font-size="140pt" fo:font-weight="bold" style:font-size-asian="140pt" style:font-weight-asian="bold" style:font-size-complex="1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0.402cm" svg:height="6.019cm" svg:x="6.153cm" svg:y="0.399cm">
          <text:p text:style-name="P1"/>
          <draw:enhanced-geometry svg:viewBox="0 0 21600 21600" draw:text-areas="800 800 20800 20800" draw:mirror-horizontal="false" draw:mirror-vertical="false" draw:type="round-rectangular-callout" draw:modifiers="-1604.94044993383 15015.9468438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cm" svg:height="5.593cm" draw:transform="skewX (-0.000349065850398809) rotate (0.23858650874758) translate (0.121cm 1.11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185.21400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1cm" svg:height="5.593cm" draw:transform="skewX (-0.000349065850398809) rotate (0.23858650874758) translate (0.196cm 0.79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185.21400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4" draw:text-style-name="P3" draw:layer="layout" svg:width="2.392cm" svg:height="1.407cm" draw:transform="rotate (0.238935574597979) translate (1.47cm 4.464cm)">
            <text:p/>
          </draw:rect>
          <draw:line draw:style-name="gr5" draw:text-style-name="P3" draw:layer="layout" svg:x1="2.229cm" svg:y1="4.29cm" svg:x2="2.559cm" svg:y2="5.647cm">
            <text:p/>
          </draw:line>
          <draw:line draw:style-name="gr6" draw:text-style-name="P3" draw:layer="layout" svg:x1="3.041cm" svg:y1="4.092cm" svg:x2="3.371cm" svg:y2="5.449cm">
            <text:p/>
          </draw:line>
          <draw:line draw:style-name="gr7" draw:text-style-name="P3" draw:layer="layout" svg:x1="1.578cm" svg:y1="4.888cm" svg:x2="3.893cm" svg:y2="4.325cm">
            <text:p/>
          </draw:line>
          <draw:line draw:style-name="gr8" draw:text-style-name="P3" draw:layer="layout" svg:x1="1.691cm" svg:y1="5.347cm" svg:x2="4.006cm" svg:y2="4.784cm">
            <text:p/>
          </draw:line>
        </draw:g>
        <draw:rect draw:style-name="gr9" draw:text-style-name="P2" draw:layer="layout" svg:width="2.394cm" svg:height="3.087cm" draw:transform="skewX (0.000349065850398828) rotate (0.239110107523178) translate (0.64cm 1.081cm)">
          <text:p/>
        </draw:rect>
        <draw:g>
          <draw:circle draw:style-name="gr10" draw:text-style-name="P3" draw:layer="layout" svg:width="2.166cm" svg:height="2.166cm" draw:transform="skewX (-0.000872664625997021) rotate (0.238062909971982) translate (0.867cm 1.473cm)">
            <text:p/>
          </draw:circle>
          <draw:circle draw:style-name="gr11" draw:text-style-name="P3" draw:layer="layout" svg:width="0.263cm" svg:height="0.263cm" draw:transform="skewX (-0.00383972435438678) rotate (0.237539311196383) translate (1.621cm 1.921cm)">
            <text:p/>
          </draw:circle>
          <draw:circle draw:style-name="gr12" draw:text-style-name="P3" draw:layer="layout" svg:width="0.261cm" svg:height="0.262cm" draw:transform="skewX (-0.00383972435438683) rotate (0.239459173373577) translate (2.191cm 1.783cm)">
            <text:p/>
          </draw:circle>
          <draw:path draw:style-name="gr13" draw:text-style-name="P3" draw:layer="layout" svg:width="1.301cm" svg:height="0.417cm" draw:transform="rotate (0.237888377046782) translate (1.56635294676545cm 2.59697737968688cm)" svg:viewBox="0 0 1302 418" svg:d="m0 5786c477 695 1096 386 1302 51">
            <text:p/>
          </draw:path>
        </draw:g>
        <draw:custom-shape draw:style-name="gr14" draw:text-style-name="P1" draw:layer="layout" svg:width="20.429cm" svg:height="6.019cm" svg:x="6.152cm" svg:y="0.098cm">
          <text:p text:style-name="P1"/>
          <draw:enhanced-geometry svg:viewBox="0 0 21600 21600" draw:text-areas="800 800 20800 20800" draw:mirror-horizontal="false" draw:mirror-vertical="false" draw:type="round-rectangular-callout" draw:modifiers="-1601.76211453745 15015.9468438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5" draw:layer="layout" svg:width="17.863cm" svg:height="5.192cm" svg:x="7.482cm" svg:y="0.848cm">
          <draw:text-box>
            <text:p text:style-name="P4"><text:span text:style-name="T1">I'm OK!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67cm" fo:page-height="6.6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9.294cm" svg:height="2.3cm" svg:x="1cm" svg:y="4.77cm" draw:page-number="1"/>
      <draw:page-thumbnail draw:layer="backgroundobjects" svg:width="9.294cm" svg:height="2.3cm" svg:x="1cm" svg:y="12.818cm"/>
      <draw:page-thumbnail draw:layer="backgroundobjects" svg:width="9.294cm" svg:height="2.3cm" svg:x="1cm" svg:y="20.866cm"/>
      <draw:page-thumbnail draw:layer="backgroundobjects" svg:width="9.294cm" svg:height="2.3cm" svg:x="11.295cm" svg:y="4.77cm"/>
      <draw:page-thumbnail draw:layer="backgroundobjects" svg:width="9.294cm" svg:height="2.3cm" svg:x="11.295cm" svg:y="12.818cm"/>
      <draw:page-thumbnail draw:layer="backgroundobjects" svg:width="9.294cm" svg:height="2.3cm" svg:x="11.295cm" svg:y="20.86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8T17:36:59</meta:creation-date>
    <meta:editing-duration>PT01H03M39S</meta:editing-duration>
    <meta:editing-cycles>7</meta:editing-cycles>
    <dc:date>2010-01-28T18:55:51</dc:date>
    <meta:generator>NeoOffice/3.0$Unix OpenOffice.org_project/Patch 5</meta:gener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